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F00000002263B9CE3EFA6074A1.png" manifest:media-type="image/png"/>
  <manifest:file-entry manifest:full-path="Pictures/10000000000002F00000003D7B72A2E032451D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c7243a" draw:textarea-horizontal-align="justify" draw:textarea-vertical-align="middle" draw:auto-grow-height="false" fo:min-height="5.751cm" fo:min-width="7.1cm"/>
    </style:style>
    <style:style style:name="gr3" style:family="graphic" style:parent-style-name="standard">
      <style:graphic-properties draw:stroke="none" draw:fill="solid" draw:fill-color="#edad0b" draw:textarea-horizontal-align="justify" draw:textarea-vertical-align="middle" draw:auto-grow-height="false" fo:min-height="5.751cm" fo:min-width="7.301cm"/>
    </style:style>
    <style:style style:name="gr4" style:family="graphic" style:parent-style-name="standard">
      <style:graphic-properties draw:stroke="none" draw:fill="solid" draw:fill-color="#009f8c" draw:textarea-horizontal-align="justify" draw:textarea-vertical-align="middle" draw:auto-grow-height="false" fo:min-height="5.751cm" fo:min-width="7.301cm"/>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3.6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title">
      <style:graphic-properties fo:min-height="2.629cm"/>
    </style:style>
    <style:style style:name="pr8" style:family="presentation" style:parent-style-name="Classy_5f_Red1-notes">
      <style:graphic-properties draw:fill-color="#ffffff" fo:min-height="13.364cm"/>
    </style:style>
    <style:style style:name="pr9" style:family="presentation" style:parent-style-name="Classy_5f_Red1-outline1">
      <style:graphic-properties fo:min-height="7.969cm" draw:shadow="visible"/>
    </style:style>
    <style:style style:name="P1" style:family="paragraph">
      <style:text-properties style:font-size-asian="24pt"/>
    </style:style>
    <style:style style:name="P2" style:family="paragraph">
      <loext:graphic-properties draw:fill-color="#ffffff"/>
      <style:text-properties style:font-size-asian="24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solid" draw:fill-color="#c7243a"/>
      <style:paragraph-properties fo:text-align="center"/>
    </style:style>
    <style:style style:name="P6" style:family="paragraph">
      <loext:graphic-properties draw:fill="solid" draw:fill-color="#edad0b"/>
      <style:paragraph-properties fo:text-align="center"/>
    </style:style>
    <style:style style:name="P7" style:family="paragraph">
      <loext:graphic-properties draw:fill="solid" draw:fill-color="#009f8c"/>
      <style:paragraph-properties fo:text-align="center"/>
    </style:style>
    <style:style style:name="P8" style:family="paragraph">
      <loext:graphic-properties draw:fill-color="#ffffff"/>
      <style:text-properties style:font-size-asian="20pt"/>
    </style:style>
    <style:style style:name="P9"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1cm" svg:y="0.8cm" presentation:class="title" presentation:user-transformed="true">
          <draw:text-box>
            <text:p>ABC BILLING SYSTEM</text:p>
          </draw:text-box>
        </draw:frame>
        <draw:frame presentation:style-name="pr2" draw:text-style-name="P2" draw:layer="layout" svg:width="14.599cm" svg:height="3.6cm" svg:x="10.6cm" svg:y="10cm" presentation:class="subtitle" presentation:user-transformed="true">
          <draw:text-box>
            <text:p text:style-name="P1">-- SURAJ K</text:p>
          </draw:text-box>
        </draw:frame>
        <presentation:notes draw:style-name="dp2">
          <draw:page-thumbnail draw:style-name="gr1" draw:layer="layout" svg:width="19.8cm" svg:height="11.14cm" svg:x="0.599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ABOUT</text:p>
          </draw:text-box>
        </draw:frame>
        <draw:frame presentation:style-name="pr5" draw:layer="layout" svg:width="25.199cm" svg:height="9.8cm" svg:x="1.4cm" svg:y="4.6cm" presentation:class="outline" presentation:user-transformed="true">
          <draw:text-box>
            <text:list text:style-name="L2">
              <text:list-item>
                <text:p>IT IS A DESKTOP SOFTWARE USED AS A LOCALISED BILLING SYSTEM</text:p>
              </text:list-item>
              <text:list-item>
                <text:p>IT IS DEVELOPED USING “TKINTER” GUI PACKAGE IN PYTHON</text:p>
              </text:list-item>
              <text:list-item>
                <text:p>QUICK AND SIMPLE INTERFACE </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MODULES OF ABC BILLING</text:p>
          </draw:text-box>
        </draw:frame>
        <draw:frame presentation:style-name="pr5" draw:layer="layout" svg:width="25.199cm" svg:height="8.219cm" svg:x="1.4cm" svg:y="4.6cm" presentation:class="outline" presentation:user-transformed="true">
          <draw:text-box>
            <text:list text:style-name="L2">
              <text:list-item>
                <text:p>LOG IN PAGE:</text:p>
                <text:p><text:s text:c="7"/>The beginning of the ABC interface is the Log-In page. It gets input for the username and their respective password.</text:p>
              </text:list-item>
              <text:list-item>
                <text:p>SIGN-UP:</text:p>
                <text:p><text:s text:c="8"/>If in case the user has no account, there is</text:p>
              </text:list-item>
            </text:list>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placeholder="true">
          <draw:text-box/>
        </draw:frame>
        <draw:frame presentation:style-name="pr5" draw:layer="layout" svg:width="25.199cm" svg:height="8.219cm" svg:x="1.4cm" svg:y="4.6cm" presentation:class="outline" presentation:user-transformed="true">
          <draw:text-box>
            <text:list text:style-name="L2">
              <text:list-header>
                <text:p><text:s/>an option for Sign-Up where the user provides details such as their name, preferred username, passwords as well as other identifications like the country, state they live in and their zipcode, phone number, email ids, etc.</text:p>
              </text:list-header>
              <text:list-item>
                <text:p>POST LOG-IN MODULES:</text:p>
                <text:p><text:s text:c="2"/>1. PRODUCT CATEGORIES:</text:p>
                <text:p><text:s text:c="10"/>After logging in successfully, the users are treated with </text:p>
              </text:list-item>
            </text:list>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placeholder="true">
          <draw:text-box/>
        </draw:frame>
        <draw:frame presentation:style-name="pr5" draw:layer="layout" svg:width="25.199cm" svg:height="8.219cm" svg:x="1.4cm" svg:y="4.6cm" presentation:class="outline" presentation:user-transformed="true">
          <draw:text-box>
            <text:list text:style-name="L2">
              <text:list-header>
                <text:p>a page consisting of product categories/outlines for easy identification. This page also has 3 butoons on the top of the product categories frame; they are (i)BACK button, (ii)SHOW_CART button, and (iii)LOG_OUT button.</text:p>
                <text:p><text:s text:c="11"/>These three buttons are common for all the remaining modules. </text:p>
              </text:list-header>
            </text:list>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placeholder="true">
          <draw:text-box/>
        </draw:frame>
        <draw:frame presentation:style-name="pr5" draw:layer="layout" svg:width="25.199cm" svg:height="8.219cm" svg:x="1.4cm" svg:y="4.6cm" presentation:class="outline">
          <draw:text-box>
            <text:list text:style-name="L2">
              <text:list-header>
                <text:p><text:s text:c="2"/>2. PRODUCT LISTS:</text:p>
                <text:p><text:s text:c="8"/>After the user chooses the desired product category, the products present in that category is displayed in the successive frame.</text:p>
                <text:p><text:s text:c="8"/>It has: (i)Image of product</text:p>
                <text:p><text:s text:c="19"/>(ii)Product name </text:p>
              </text:list-header>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placeholder="true">
          <draw:text-box/>
        </draw:frame>
        <draw:frame presentation:style-name="pr5" draw:layer="layout" svg:width="25.199cm" svg:height="8.219cm" svg:x="1.4cm" svg:y="4.6cm" presentation:class="outline">
          <draw:text-box>
            <text:list text:style-name="L2">
              <text:list-header>
                <text:p><text:s text:c="10"/>(iii)Product cost</text:p>
                <text:p><text:s text:c="10"/>(iv)Product oid</text:p>
                <text:p><text:s text:c="4"/>Along with these details, there is an “ADD TO CART” button against each product whoch when clicked is added to the user’s cart.</text:p>
              </text:list-header>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placeholder="true">
          <draw:text-box/>
        </draw:frame>
        <draw:frame presentation:style-name="pr5" draw:layer="layout" svg:width="25.199cm" svg:height="8.219cm" svg:x="1.4cm" svg:y="4.6cm" presentation:class="outline">
          <draw:text-box>
            <text:list text:style-name="L2">
              <text:list-header>
                <text:p><text:s text:c="2"/>3. MY CART MODULE:</text:p>
                <text:p><text:s text:c="8"/>In the cart module, the proucts that were chosen by the user is updated regularly and is displayed.</text:p>
                <text:p><text:s text:c="8"/>This module also contains a button “CONFIRM ORDER” that when clicked confirms the user’s cart <text:s text:c="2"/></text:p>
              </text:list-header>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placeholder="true">
          <draw:text-box/>
        </draw:frame>
        <draw:frame presentation:style-name="pr5" draw:layer="layout" svg:width="25.199cm" svg:height="8.219cm" svg:x="1.4cm" svg:y="4.6cm" presentation:class="outline">
          <draw:text-box>
            <text:list text:style-name="L2">
              <text:list-header>
                <text:p><text:s text:c="5"/>and refreshes the same.</text:p>
                <text:p><text:s/>4. LOG OUT MODULE:</text:p>
                <text:p><text:s text:c="10"/>This is a button present in every post-login module and when clicked, it saves all the current activity of the user and takes the interface back to the login screen where the application can be reiterated.</text:p>
              </text:list-header>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7" draw:layer="layout" svg:width="25.199cm" svg:height="3.473cm" svg:x="1.4cm" svg:y="1.149cm" presentation:class="title" presentation:user-transformed="true">
          <draw:text-box>
            <text:p>DEVELOPMENT OF “ABC” SYSTEM </text:p>
          </draw:text-box>
        </draw:frame>
        <draw:frame presentation:style-name="pr5" draw:layer="layout" svg:width="25.199cm" svg:height="8.219cm" svg:x="1.4cm" svg:y="4.6cm" presentation:class="outline" presentation:user-transformed="true">
          <draw:text-box>
            <text:list text:style-name="L2">
              <text:list-item>
                <text:p>Developed using “TKINTER” in PYTHON programming language</text:p>
              </text:list-item>
              <text:list-item>
                <text:p>Encourages use of RDBMS by importing the SQLITE3 module in PYTHON </text:p>
              </text:list-item>
              <text:list-item>
                <text:p>The RDBMS consists of two different Databases:</text:p>
                <text:p><text:s text:c="7"/>(i)users.db</text:p>
              </text:list-item>
            </text:list>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placeholder="true">
          <draw:text-box/>
        </draw:frame>
        <draw:frame presentation:style-name="pr5" draw:layer="layout" svg:width="25.199cm" svg:height="8.219cm" svg:x="1.4cm" svg:y="4.6cm" presentation:class="outline">
          <draw:text-box>
            <text:list text:style-name="L2">
              <text:list-header>
                <text:p><text:s text:c="6"/>(ii)products.db</text:p>
              </text:list-header>
              <text:list-item>
                <text:p>The users.db database holds all the user data like username and password, etc.</text:p>
              </text:list-item>
              <text:list-item>
                <text:p>This database consists of only one table “user”</text:p>
              </text:list-item>
              <text:list-item>
                <text:p>It is used in username and password authentication of login module</text:p>
              </text:list-item>
            </text:list>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placeholder="true">
          <draw:text-box/>
        </draw:frame>
        <draw:frame presentation:style-name="pr5" draw:layer="layout" svg:width="25.199cm" svg:height="8.219cm" svg:x="1.4cm" svg:y="4.6cm" presentation:class="outline">
          <draw:text-box>
            <text:list text:style-name="L2">
              <text:list-item>
                <text:p>Nextly, the products.db database consists of 3 tables:</text:p>
                <text:p><text:s text:c="5"/>(i)product</text:p>
                <text:p><text:s text:c="5"/>(ii)incart</text:p>
                <text:p><text:s text:c="5"/>(iii)paidorder</text:p>
              </text:list-item>
            </text:list>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placeholder="true">
          <draw:text-box/>
        </draw:frame>
        <draw:frame presentation:style-name="pr5" draw:layer="layout" svg:width="25.199cm" svg:height="8.219cm" svg:x="1.4cm" svg:y="4.6cm" presentation:class="outline" presentation:user-transformed="true">
          <draw:text-box>
            <text:list text:style-name="L2">
              <text:list-item>
                <text:p>The first table stores the product lists and cost details. It is accessed by both user and server but can only be modified by the server.</text:p>
              </text:list-item>
              <text:list-item>
                <text:p>The second table is used to display the products added to cart by the user.</text:p>
              </text:list-item>
              <text:list-item>
                <text:p>The third table is used to update the cart after payment</text:p>
              </text:list-item>
            </text:list>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placeholder="true">
          <draw:text-box/>
        </draw:frame>
        <draw:frame presentation:style-name="pr5" draw:layer="layout" svg:width="25.199cm" svg:height="8.219cm" svg:x="1.4cm" svg:y="4.6cm" presentation:class="outline" presentation:user-transformed="true">
          <draw:text-box>
            <text:list text:style-name="L2">
              <text:list-header>
                <text:p>and notify the back-end user regarding shipment details.</text:p>
                <text:p/>
              </text:list-header>
            </text:list>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EXECUTING “ABC” SOFTWARE</text:p>
          </draw:text-box>
        </draw:frame>
        <draw:frame presentation:style-name="pr5" draw:layer="layout" svg:width="25.199cm" svg:height="8.219cm" svg:x="1.4cm" svg:y="4.6cm" presentation:class="outline">
          <draw:text-box>
            <text:list text:style-name="L2">
              <text:list-item>
                <text:p>It is executed by LINUX shell program.</text:p>
              </text:list-item>
              <text:list-item>
                <text:p>The python module is combined with the LINUX OS to suit simultaneous execution.</text:p>
              </text:list-item>
              <text:list-item>
                <text:p>Initially, open the terminal and go to the Desktop directory and then type in “./billing.sh”</text:p>
              </text:list-item>
            </text:list>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placeholder="true">
          <draw:text-box/>
        </draw:frame>
        <draw:frame presentation:style-name="pr5" draw:layer="layout" svg:width="25.199cm" svg:height="8.219cm" svg:x="1.4cm" svg:y="4.6cm" presentation:class="outline">
          <draw:text-box>
            <text:list text:style-name="L2">
              <text:list-header>
                <text:p>to execute the software.</text:p>
              </text:list-header>
            </text:list>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placeholder="true" presentation:user-transformed="true">
          <draw:text-box/>
        </draw:frame>
        <draw:custom-shape draw:style-name="gr2" draw:text-style-name="P5" draw:layer="layout" svg:width="7.6cm" svg:height="6cm" svg:x="3.288cm" svg:y="6cm">
          <text:p text:style-name="P4">OPEN UBUNTU</text:p>
          <text:p text:style-name="P4">TERMINAL</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3" draw:text-style-name="P6" draw:layer="layout" svg:width="7.8cm" svg:height="6cm" svg:x="10.2cm" svg:y="6cm">
          <text:p text:style-name="P4"><text:s text:c="6"/>&gt;&gt;cd Desktop/</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7.8cm" svg:height="6cm" svg:x="17.304cm" svg:y="6cm">
          <text:p text:style-name="P4"><text:s text:c="7"/>&gt;&gt;./billing.sh</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9.798cm" svg:height="11.136cm" svg:x="0.6cm" svg:y="2.257cm" draw:page-number="17" presentation:class="page"/>
          <draw:frame presentation:style-name="pr8" draw:text-style-name="P8"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ADVANTAGES:</text:p>
          </draw:text-box>
        </draw:frame>
        <draw:frame presentation:style-name="pr5" draw:layer="layout" svg:width="25.199cm" svg:height="8.219cm" svg:x="1.4cm" svg:y="4.6cm" presentation:class="outline" presentation:user-transformed="true">
          <draw:text-box>
            <text:list text:style-name="L2">
              <text:list-item>
                <text:p>Backup of cart details even after logout.</text:p>
              </text:list-item>
              <text:list-item>
                <text:p>Secure billing experience.</text:p>
              </text:list-item>
              <text:list-item>
                <text:p>Seperate interface for front-end as well as back-end maintenance.</text:p>
                <text:p/>
              </text:list-item>
            </text:list>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8" draw:text-style-name="P9"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DISADVANTAGES:</text:p>
          </draw:text-box>
        </draw:frame>
        <draw:frame presentation:style-name="pr5" draw:layer="layout" svg:width="25.199cm" svg:height="8.219cm" svg:x="1.4cm" svg:y="4.6cm" presentation:class="outline">
          <draw:text-box>
            <text:list text:style-name="L2">
              <text:list-item>
                <text:p>No option for remove from cart.</text:p>
              </text:list-item>
              <text:list-item>
                <text:p>No actual development and lack of information regarding shipment and delivery details.</text:p>
              </text:list-item>
            </text:list>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THANK YOU!</text:p>
          </draw:text-box>
        </draw:frame>
        <draw:frame presentation:style-name="pr9" draw:layer="layout" svg:width="25.199cm" svg:height="8.219cm" svg:x="1.4cm" svg:y="4.6cm" presentation:class="outline" presentation:placeholder="true" presentation:user-transformed="true">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office:forms form:automatic-focus="false" form:apply-design-mode="false"/>
      <draw:frame draw:style-name="Mgr3" draw:text-style-name="MP5" draw:layer="backgroundobjects" svg:width="28cm" svg:height="1.614cm" svg:x="0cm" svg:y="14.18cm">
        <draw:image xlink:href="Pictures/10000000000002F00000003D7B72A2E032451D34.png" xlink:type="simple" xlink:show="embed" xlink:actuate="onLoad">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63B9CE3EFA6074A1.png" xlink:type="simple" xlink:show="embed" xlink:actuate="onLoad">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63B9CE3EFA6074A1.png" xlink:type="simple" xlink:show="embed" xlink:actuate="onLoad">
          <text:p/>
        </draw:image>
      </draw:frame>
      <draw:frame draw:style-name="Mgr3" draw:text-style-name="MP5" draw:layer="backgroundobjects" svg:width="28cm" svg:height="0.9cm" svg:x="0.017cm" svg:y="14.881cm">
        <draw:image xlink:href="Pictures/10000000000002F00000002263B9CE3EFA6074A1.png" xlink:type="simple" xlink:show="embed" xlink:actuate="onLoad">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18T13:16:31.462217226</meta:creation-date>
    <meta:editing-duration>PT1M31S</meta:editing-duration>
    <meta:editing-cycles>2</meta:editing-cycles>
    <meta:generator>LibreOffice/6.0.7.3$Linux_X86_64 LibreOffice_project/00m0$Build-3</meta:generator>
    <dc:title>Classy Red</dc:title>
    <dc:date>2020-03-18T14:20:48.069099467</dc:date>
    <meta:document-statistic meta:object-count="119"/>
  </office:meta>
</office:document-meta>
</file>